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On cherche à savoir comment la position d’un facteur de variation<text:s/>de chaleur ;<text:s/>c’est-à-dire soit un ordinateur,<text:s/>soit un climatiseur ;<text:s/><text:s/>influe<text:s/>sur la température<text:s/>d’une salle informatique. Nous posons par conséquent deux hypothèses qui seront par la suite réfutées ou bien validées.<text:s/>D’une part, on suppose que le variateur influe sur la température de la salle. D’autre part,<text:s/>on admet que<text:s/>la propagation de la température dans la salle est homogène.</text:p>
      <text:p text:style-name="Normal">Ainsi, dans un premier temps,<text:s/>nous verrons les recherches bibliographiques qui nous ont permis d’avancer dans notre projet, puis nous nous intéresserons aux différentes modélisations : ordinateur, salle et salle climatisée. Enfin, nous analyserons nos résultats grâce à notre modélisation de la salle informatique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Delaborde</meta:initial-creator>
    <dc:creator>David Delaborde</dc:creator>
    <meta:creation-date>2019-04-17T12:25:00Z</meta:creation-date>
    <dc:date>2019-04-17T13:20:00Z</dc:date>
    <meta:template xlink:href="Normal" xlink:type="simple"/>
    <meta:editing-cycles>10</meta:editing-cycles>
    <meta:editing-duration>PT0S</meta:editing-duration>
    <meta:document-statistic meta:page-count="1" meta:paragraph-count="1" meta:word-count="117" meta:character-count="764" meta:row-count="5" meta:non-whitespace-character-count="648"/>
  </office:meta>
</office:document-meta>
</file>